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612af5" style:parent-style-name="Standard">
      <style:paragraph-properties fo:break-before="page"/>
    </style:style>
  </office:automatic-styles>
  <office:body>
    <office:text>
      <text:p text:style-name="Standard">Aaa 1.page</text:p>
      <text:p text:style-name="a612af5">second 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  <office:master-styles>
    <style:master-page style:name="Standard">
      <style:header>
        <text:p text:style-name="Header">Header standard</text:p>
      </style:header>
      <style:footer>
        <text:p text:style-name="Footer">Footer standard</text:p>
      </style:footer>
    </style:master-page>
    <style:master-page style:name="Right_20_Page">
      <style:header>
        <text:p text:style-name="Header">Header right side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09S</meta:editing-duration>
  </office:meta>
</office:document-meta>
</file>